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41cb" officeooo:paragraph-rsid="000941cb"/>
    </style:style>
    <style:style style:name="P2" style:family="paragraph" style:parent-style-name="Standard">
      <style:text-properties officeooo:rsid="000941cb" officeooo:paragraph-rsid="000aaa68"/>
    </style:style>
    <style:style style:name="P3" style:family="paragraph" style:parent-style-name="Standard">
      <style:text-properties officeooo:rsid="000b6687" officeooo:paragraph-rsid="000b6687"/>
    </style:style>
    <style:style style:name="T1" style:family="text">
      <style:text-properties officeooo:rsid="000b6687"/>
    </style:style>
    <style:style style:name="T2" style:family="text">
      <style:text-properties officeooo:rsid="000aaa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CTION AFK</text:p>
      <text:p text:style-name="P1"/>
      <text:p text:style-name="P1">si pos avant → pos actu : Pareil 5 minutes avant</text:p>
      <text:p text:style-name="P1">si dernier message : Pareil 5 minutes avant</text:p>
      <text:p text:style-name="P1">si dernier emote : pareil 5 minutes avant</text:p>
      <text:p text:style-name="P1"/>
      <text:p text:style-name="P2">afk_data = <text:span text:style-name="T1">{user :</text:span>{</text:p>
      <text:p text:style-name="P2">statue : <text:span text:style-name="T2">False</text:span>, </text:p>
      <text:p text:style-name="P2"><text:span text:style-name="T2">pos : (0,0,0), </text:span></text:p>
      <text:p text:style-name="P2"><text:span text:style-name="T2">emote : none, </text:span></text:p>
      <text:p text:style-name="P2"><text:span text:style-name="T2">message : time</text:span><text:span text:style-name="T1">()</text:span><text:span text:style-name="T2">, </text:span></text:p>
      <text:p text:style-name="P2"><text:span text:style-name="T2">last_time_actif : time</text:span><text:span text:style-name="T1">()</text:span><text:span text:style-name="T2">}</text:span><text:span text:style-name="T1">}</text:span></text:p>
      <text:p text:style-name="P2"/>
      <text:p text:style-name="P3">#message, move, whisper</text:p>
      <text:p text:style-name="P3">if …  :</text:p>
      <text:p text:style-name="P3"><text:tab/>last_time_actif=time()</text:p>
      <text:p text:style-name="P1"/>
      <text:p text:style-name="P1">Si AFK :</text:p>
      <text:p text:style-name="P1"><text:tab/>tele → afk</text:p>
      <text:p text:style-name="P1">Sinon :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9T14:29:11.755000000</meta:creation-date>
    <dc:date>2025-04-29T15:16:27.155000000</dc:date>
    <meta:editing-duration>PT12M18S</meta:editing-duration>
    <meta:editing-cycles>1</meta:editing-cycles>
    <meta:document-statistic meta:table-count="0" meta:image-count="0" meta:object-count="0" meta:page-count="1" meta:paragraph-count="17" meta:word-count="63" meta:character-count="332" meta:non-whitespace-character-count="277"/>
    <meta:generator>LibreOffice/24.8.6.2$Windows_X86_64 LibreOffice_project/6d98ba145e9a8a39fc57bcc76981d1fb1316c60c</meta:generator>
  </office:meta>
</office:document-meta>
</file>